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New"/>
    </style:style>
    <style:style style:name="P3" style:family="paragraph" style:parent-style-name="Standard" style:list-style-name="L2">
      <style:text-properties style:font-name="Courier New"/>
    </style:style>
    <style:style style:name="P4" style:family="paragraph" style:parent-style-name="Standard">
      <style:text-properties fo:color="#000080" style:font-name="Courier New"/>
    </style:style>
    <style:style style:name="P5" style:family="paragraph" style:parent-style-name="Standard">
      <style:text-properties fo:color="#000000" style:font-name="Courier New"/>
    </style:style>
    <style:style style:name="P6" style:family="paragraph" style:parent-style-name="Standard" style:list-style-name="L3">
      <style:text-properties fo:color="#000000" style:font-name="Courier New"/>
    </style:style>
    <style:style style:name="P7" style:family="paragraph" style:parent-style-name="Standard">
      <style:text-properties fo:color="#000000" style:font-name="Courier New" fo:font-size="14pt" style:font-size-asian="14pt" style:font-size-complex="14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list-style-name="L2">
      <style:paragraph-properties fo:margin-left="0in" fo:margin-right="0in" fo:text-indent="-0.25in" style:auto-text-indent="false"/>
      <style:text-properties style:font-name="Courier New"/>
    </style:style>
    <style:style style:name="P10" style:family="paragraph" style:parent-style-name="Standard" style:list-style-name="L3">
      <style:paragraph-properties fo:margin-left="0in" fo:margin-right="0in" fo:text-indent="-0.25in" style:auto-text-indent="false"/>
      <style:text-properties fo:color="#000000" style:font-name="Courier New"/>
    </style:style>
    <style:style style:name="T1" style:family="text">
      <style:text-properties fo:color="#ff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w to add a new effect to Nutcracker.</text:p>
      <text:p text:style-name="P8">Sean Meighan</text:p>
      <text:p text:style-name="P8">March 4, 2013</text:p>
      <text:p text:style-name="Standard"/>
      <text:p text:style-name="Standard">Assumptions:</text:p>
      <text:p text:style-name="Standard">You already have Code::Blocks installed and configured</text:p>
      <text:p text:style-name="Standard">You have installed the mingw C++ compiler</text:p>
      <text:p text:style-name="Standard">You have compiled and created the wxWidgets libraries.</text:p>
      <text:p text:style-name="Standard"/>
      <text:p text:style-name="Standard">The test of the above 3 is that you can build the xLights project. Setting up your environment is in the ToolConfig.txt document in the nutcracker_c directory.</text:p>
      <text:p text:style-name="Standard"/>
      <text:p text:style-name="Standard">If yes, now lets go through the steps to add a new effect into the Nutcracker tab in xLights.</text:p>
      <text:p text:style-name="Standard"/>
      <text:list xml:id="list580955775759255168" text:style-name="L1">
        <text:list-item>
          <text:p text:style-name="P1">Add Your effect to the wxWidgets screens of xLights.</text:p>
        </text:list-item>
        <text:list-item>
          <text:p text:style-name="P1">Clone a copy of an existing effect (Use RenderTwinkle)</text:p>
        </text:list-item>
        <text:list-item>
          <text:p text:style-name="P1">Modify 4 files , steps 2-6 below.</text:p>
        </text:list-item>
        <text:list-item>
          <text:p text:style-name="P1">Compile project. When you select “YourEffect”, or whatever name you picked, it should create a twinkle effect. </text:p>
        </text:list-item>
        <text:list-item>
          <text:p text:style-name="P1">Modify your RenderYourEffect.cpp and make the effect do what you really expect.</text:p>
        </text:list-item>
        <text:list-item>
          <text:p text:style-name="P1">Run “Inno Setup” to make a setup.exe file. Open the file xLights.iss in the nutcracker_c directory. Run Compile to build a setup.exe, it will be found in ../nutcracker_c/output</text:p>
        </text:list-item>
      </text:list>
      <text:p text:style-name="Standard"/>
      <text:p text:style-name="Standard"/>
      <text:p text:style-name="Standard">Here are the 6 places that code needs to be modified to add your effect. The actual effect will be stored in step (1). The easy way to find these locations is to do a search through the project for “RenderTwinkle”.</text:p>
      <text:p text:style-name="Standard"/>
      <text:p text:style-name="P2"><text:span text:style-name="T3">(1)</text:span> RgbEffects.cpp.h: Copy RenderTwinkle.cpp lines 1170-1208 and paste at bottom of file. Rename render name to match your new effect.</text:p>
      <text:p text:style-name="P2"/>
      <text:p text:style-name="P4"><text:span text:style-name="T1">void RgbEffects::RenderYourEffect(int Count)</text:span></text:p>
      <text:p text:style-name="P4"><text:span text:style-name="T1">{</text:span></text:p>
      <text:p text:style-name="P4"><text:span text:style-name="T1">..</text:span></text:p>
      <text:p text:style-name="P4"><text:span text:style-name="T1">.. <text:s text:c="2"/>Copy all this as your first stub.</text:span></text:p>
      <text:p text:style-name="P4"><text:span text:style-name="T1">}</text:span></text:p>
      <text:p text:style-name="Standard"/>
      <text:p text:style-name="P2"><text:span text:style-name="T3">(2)</text:span> pixelBuffer.cpp: Near line 321</text:p>
      <text:p text:style-name="P2"/>
      <text:p text:style-name="P4">void PixelBufferClass::<text:span text:style-name="T1">RenderYourEffect(int Count)</text:span></text:p>
      <text:p text:style-name="P4">{</text:p>
      <text:p text:style-name="P4"><text:s text:c="4"/>Effect[CurrentLayer].<text:span text:style-name="T1">RenderYourEffect(Count);</text:span></text:p>
      <text:p text:style-name="P4">}</text:p>
      <text:p text:style-name="P4"/>
      <text:p text:style-name="P4"/>
      <text:p text:style-name="P2"><text:span text:style-name="T3">(3)</text:span> pixelBuffer.h: Near line 77</text:p>
      <text:p text:style-name="P2"><text:soft-page-break/></text:p>
      <text:p text:style-name="P4"><text:span text:style-name="T1">void RenderYourEffect(int Count);</text:span></text:p>
      <text:p text:style-name="P4"><text:span text:style-name="T1"/></text:p>
      <text:p text:style-name="P4"><text:span text:style-name="T1"/></text:p>
      <text:p text:style-name="P4"><text:span text:style-name="T1"><text:s/></text:span></text:p>
      <text:p text:style-name="P2"><text:span text:style-name="T3">(4)</text:span> RgbEffects.h: Near line 64</text:p>
      <text:p text:style-name="P2"/>
      <text:p text:style-name="P4"><text:span text:style-name="T1">void RenderYourEffect(int Count);</text:span></text:p>
      <text:p text:style-name="P4"><text:span text:style-name="T1"/></text:p>
      <text:list xml:id="list1779120036300988407" text:style-name="L2">
        <text:list-header>
          <text:p text:style-name="P9"><text:span text:style-name="T2">(5)</text:span><text:span text:style-name="T1"> </text:span>TabSequence.cpp: Near line 676. Note you need to be sure you named your Slide widget with a name like: </text:p>
          <text:p text:style-name="P3">“Var Name <text:s/>= “Slider_Twinkle1_Count”</text:p>
          <text:p text:style-name="P3">“Identifier” = “ID_SLIDER_Twinkle1_Count”</text:p>
          <text:p text:style-name="P3">So following this naming scheme, if your effect was called “YourEffect”, then your slider widget would have these two variables as</text:p>
          <text:p text:style-name="P3">“Var Name <text:s/>= “Slider_YourEffect1_Count”</text:p>
          <text:p text:style-name="P3">“Identifier” = “ID_SLIDER_YourEffect1_Count”</text:p>
          <text:p text:style-name="P3">This is the only tricky part of setting up a new effect, naming these two variables. Why a 1? Because you can have an Effect1 and an Effect2. This setup is just getting the left side, Effect1 to work. Notice in the code snippet below how the layer value gets added into the variable name. LayerStr has either the value “1” or “2” if you are clicking in the Effect1 or Effect2 space.</text:p>
        </text:list-header>
      </text:list>
      <text:p text:style-name="P2"/>
      <text:p text:style-name="P2"/>
      <text:p text:style-name="P4"><text:span text:style-name="T1"/></text:p>
      <text:p text:style-name="P4"><text:span text:style-name="T1"><text:s/>else if (effect == wxT("YourEffect"))</text:span></text:p>
      <text:p text:style-name="P4"><text:span text:style-name="T1"><text:s text:c="4"/>{</text:span></text:p>
      <text:p text:style-name="P4"><text:span text:style-name="T1"><text:s text:c="6"/>buffer.RenderTwinkle(wxAtoi(SettingsMap[wxT("ID_SLIDER_YourEffect")+LayerStr+wxT("_Count")]));</text:span></text:p>
      <text:p text:style-name="P4"><text:span text:style-name="T1"/></text:p>
      <text:p text:style-name="P4"><text:span text:style-name="T1"><text:s text:c="4"/>}</text:span></text:p>
      <text:p text:style-name="P4"><text:span text:style-name="T1"/></text:p>
      <text:p text:style-name="P4"><text:span text:style-name="T1"/></text:p>
      <text:list xml:id="list1164297295954953724" text:style-name="L3">
        <text:list-item>
          <text:p text:style-name="P10">TabSequence.cpp: Near line 783. Now we need to add our choice into the switch selection. This code starts with</text:p>
        </text:list-item>
      </text:list>
      <text:p text:style-name="P5"/>
      <text:list xml:id="list40371649" text:continue-numbering="true" text:style-name="L3">
        <text:list-header>
          <text:p text:style-name="P6"><text:s/>switch (Choicebook1-&gt;GetSelection())</text:p>
        </text:list-header>
      </text:list>
      <text:p text:style-name="P2"><text:s text:c="4"/>{</text:p>
      <text:p text:style-name="P5"><text:s text:c="4"/>case 0:</text:p>
      <text:p text:style-name="P5"><text:s text:c="8"/>break; <text:s text:c="2"/>// none</text:p>
      <text:p text:style-name="P5"><text:s text:c="4"/>case 1:</text:p>
      <text:p text:style-name="P5">..</text:p>
      <text:p text:style-name="P5">..</text:p>
      <text:p text:style-name="P5"/>
      <text:p text:style-name="P4"><text:span text:style-name="T1"><text:s text:c="3"/>case 15: <text:s/>// whatever is the next new number </text:span></text:p>
      <text:p text:style-name="P4"><text:soft-page-break/><text:span text:style-name="T1"><text:s text:c="8"/>buffer.RenderYourEffect(Slider_YourEffect1_Count-&gt;GetValue());</text:span></text:p>
      <text:p text:style-name="P4"><text:span text:style-name="T1"><text:s text:c="8"/>break;</text:span></text:p>
      <text:p text:style-name="P4"><text:span text:style-name="T1"/></text:p>
      <text:p text:style-name="P4"><text:span text:style-name="T1"/></text:p>
      <text:p text:style-name="P7"/>
      <text:p text:style-name="P7">Enjoy your new effect in Nutcracker 3.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3T22:52:41.36</meta:creation-date>
    <dc:date>2013-03-04T20:23:37.84</dc:date>
    <meta:editing-duration>PT2H5S</meta:editing-duration>
    <meta:editing-cycles>3</meta:editing-cycles>
    <meta:generator>OpenOffice.org/3.4.1$Win32 OpenOffice.org_project/341m1$Build-9593</meta:generator>
    <meta:document-statistic meta:table-count="0" meta:image-count="0" meta:object-count="0" meta:page-count="3" meta:paragraph-count="55" meta:word-count="465" meta:character-count="3003"/>
  </office:meta>
</office:document-meta>
</file>